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ConnectionFactory.DelegatingConnectionFactory( ConnectionFactory target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ConnectionFactory.unwr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nectionFactory.getTarget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nectionFactory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nectionFactory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